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YtebGVx-Fxw" text:style-name="Internet_20_link" text:visited-style-name="Visited_20_Internet_20_Link">https://www.youtube.com/watch?v=YtebGVx-Fxw</text:a></text:p>
      <text:p text:style-name="Standard"/>
      <text:p text:style-name="Standard"><text:a xlink:type="simple" xlink:href="https://kikaben.com/normal-distribution-demystified/" text:style-name="Internet_20_link" text:visited-style-name="Visited_20_Internet_20_Link">https://kikaben.com/normal-distribution-demystified/</text:a></text:p>
      <text:p text:style-name="Standard"/>
      <text:p text:style-name="Standard"><text:a xlink:type="simple" xlink:href="https://ekamperi.github.io/mathematics/2021/01/29/why-is-normal-distribution-so-ubiquitous.html" text:style-name="Internet_20_link" text:visited-style-name="Visited_20_Internet_20_Link">https://ekamperi.github.io/mathematics/2021/01/29/why-is-normal-distribution-so-ubiquitous.html</text:a></text:p>
      <text:p text:style-name="Standard"/>
      <text:p text:style-name="Standard">https://www.sportsci.org/resource/stats/rmse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21:40:59.786074565</meta:creation-date>
    <dc:date>2023-02-16T21:42:14.614149035</dc:date>
    <meta:editing-duration>PT1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" meta:character-count="239" meta:non-whitespace-character-count="239"/>
  </office:meta>
</office:document-meta>
</file>